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1000001DF09BDC35ACF7097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892cm" svg:x="1.083cm" svg:y="10.981cm">
          <draw:image xlink:href="Pictures/1000020100000481000001DF09BDC35ACF7097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clav Smilauer</meta:initial-creator>
    <meta:creation-date>2021-01-09T07:41:57.300200939</meta:creation-date>
    <dc:date>2021-01-09T07:42:55.674498345</dc:date>
    <dc:creator>Vaclav Smilauer</dc:creator>
    <meta:editing-duration>PT1M1S</meta:editing-duration>
    <meta:editing-cycles>1</meta:editing-cycles>
    <meta:document-statistic meta:object-count="1"/>
    <meta:generator>LibreOffice/7.0.3.1$Linux_X86_64 LibreOffice_project/00$Build-1</meta:generator>
  </office:meta>
</office:document-meta>
</file>